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5ea5" officeooo:paragraph-rsid="000c5ea5"/>
    </style:style>
    <style:style style:name="P2" style:family="paragraph" style:parent-style-name="Standard">
      <style:text-properties officeooo:rsid="000d1648" officeooo:paragraph-rsid="000d1648"/>
    </style:style>
    <style:style style:name="P3" style:family="paragraph" style:parent-style-name="Standard" style:list-style-name="L1">
      <style:text-properties officeooo:rsid="000e6e14" officeooo:paragraph-rsid="000e6e14"/>
    </style:style>
    <style:style style:name="P4" style:family="paragraph" style:parent-style-name="Standard" style:list-style-name="L1">
      <style:text-properties officeooo:rsid="001355bc" officeooo:paragraph-rsid="001355bc"/>
    </style:style>
    <style:style style:name="P5" style:family="paragraph" style:parent-style-name="Header">
      <style:text-properties officeooo:rsid="000c0ed4" officeooo:paragraph-rsid="000c0ed4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1</text:p>
      <text:p text:style-name="P1"/>
      <text:list xml:id="list592431887478376856" text:style-name="L1">
        <text:list-item>
          <text:p text:style-name="P3">False</text:p>
        </text:list-item>
        <text:list-item>
          <text:p text:style-name="P4">Tru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0ed4" officeooo:paragraph-rsid="000c0ed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idterm 2016 CMPE-240<text:tab/><text:tab/>V. Margot Paez</text:p>
        <text:p text:style-name="MP1">February 12, 20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4:36:47.032262396</meta:creation-date>
    <meta:generator>LibreOffice/5.0.4.2$Linux_X86_64 LibreOffice_project/00m0$Build-2</meta:generator>
    <dc:date>2016-02-11T16:01:23.817240891</dc:date>
    <meta:editing-duration>PT1H24M33S</meta:editing-duration>
    <meta:editing-cycles>6</meta:editing-cycles>
    <meta:document-statistic meta:table-count="0" meta:image-count="0" meta:object-count="0" meta:page-count="1" meta:paragraph-count="5" meta:word-count="15" meta:character-count="78" meta:non-whitespace-character-count="69"/>
  </office:meta>
</office:document-meta>
</file>